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MediaTypeExpression.ConsumeMediaType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ConsumesRequestCondition( List &lt; ConsumeMediaTypeExpression &gt; expr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setBodyRequired( boolean body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compareTo( ConsumesRequestCondition other , ServerWeb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umesRequestCondi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hasBody( ServerHttp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MediaTypeExpression.matchMediaType(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umesRequestCondition.parseExpressions( String [ ] consumes , String [ ] heade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sumesRequestCondition.combine( ConsumesRequestCondition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MediaTypeExpression.ConsumeMediaTypeExpression( MediaType mediaType , boolean n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getMatchingExpressions(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umesRequestCondition.isBody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getMatchingCondition( ServerWeb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umesRequestCondition.ConsumesRequestCondition( String ... consu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getConsumableMedia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umesRequestCondition.ConsumesRequestCondition( String [ ] consumes , String [ ]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